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draw:textarea-horizontal-align="center" draw:textarea-vertical-align="middle"/>
    </style:style>
    <style:style style:name="gr2" style:family="graphic" style:parent-style-name="standard">
      <style:graphic-properties draw:fill="solid" draw:fill-color="#99ccff" draw:fill-gradient-name="Gradient_20_1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solid" draw:fill-color="#99ccff" draw:fill-gradient-name="Gradient_20_1" fo:min-height="1.909cm"/>
    </style:style>
    <style:style style:name="gr4" style:family="graphic" style:parent-style-name="standard">
      <style:graphic-properties draw:fill="solid" draw:fill-color="#000000" draw:fill-gradient-name="Gradient_20_1" draw:textarea-vertical-align="middle" draw:auto-grow-height="false" fo:min-height="0cm" fo:min-width="0cm"/>
    </style:style>
    <style:style style:name="gr5" style:family="graphic" style:parent-style-name="standard">
      <style:graphic-properties draw:marker-end="Rounded_20_short_20_Arrow" draw:fill="gradient" draw:fill-gradient-name="Gradient_20_1" draw:textarea-horizontal-align="center" draw:textarea-vertical-align="middle"/>
    </style:style>
    <style:style style:name="gr6" style:family="graphic" style:parent-style-name="standard">
      <style:graphic-properties draw:stroke="dash" draw:stroke-dash="Fine_20_Dashed_20__28_var_29_" draw:marker-end="Rounded_20_short_20_Arrow" draw:fill="gradient" draw:fill-gradient-name="Gradient_20_1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fill-gradient-name="Gradient_20_1" fo:min-height="0.664cm"/>
    </style:style>
    <style:style style:name="gr8" style:family="graphic" style:parent-style-name="standard">
      <style:graphic-properties draw:stroke="solid" draw:stroke-dash="Fine_20_Dashed_20__28_var_29_" draw:fill="solid" draw:fill-color="#99ccff" draw:fill-gradient-name="Gradient_20_1" draw:opacity="100%" draw:textarea-horizontal-align="justify" draw:textarea-vertical-align="middle" draw:auto-grow-height="false" draw:shadow-opacity="100%"/>
    </style:style>
    <style:style style:name="gr9" style:family="graphic" style:parent-style-name="standard">
      <style:graphic-properties draw:stroke="none" svg:stroke-color="#000000" draw:fill="none" draw:fill-color="#ffffff" draw:fill-gradient-name="Gradient_20_1" draw:opacity="50%" draw:textarea-horizontal-align="left" draw:auto-grow-height="true" draw:auto-grow-width="true" fo:min-height="0.916cm" fo:min-width="2.179cm" draw:shadow-opacity="50%"/>
    </style:style>
    <style:style style:name="gr10" style:family="graphic" style:parent-style-name="standard">
      <style:graphic-properties draw:stroke="solid" draw:stroke-dash="Fine_20_Dashed_20__28_var_29_" draw:marker-end="Arrow" draw:marker-end-width="0.3cm" draw:fill="gradient" draw:fill-gradient-name="Gradient_20_1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fill-gradient-name="Gradient_20_1" fo:min-height="0.738cm"/>
    </style:style>
    <style:style style:name="gr12" style:family="graphic" style:parent-style-name="standard" style:list-style-name="L1">
      <style:graphic-properties draw:stroke="solid" draw:stroke-dash="Fine_20_Dashed_20_3" svg:stroke-width="0cm" svg:stroke-color="#000000" draw:marker-start="" draw:marker-start-width="0.3cm" draw:marker-start-center="false" draw:marker-end="" draw:marker-end-width="0.3cm" draw:marker-end-center="false" draw:fill="solid" draw:fill-color="#e6e6ff" draw:fill-gradient-name="Gradient_20_7" draw:fill-hatch-name="Hatch_20_1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 style:list-style-name="L1">
      <style:graphic-properties draw:stroke="solid" draw:stroke-dash="Fine_20_Dashed_20_3" svg:stroke-width="0cm" svg:stroke-color="#000000" draw:marker-start="" draw:marker-start-width="0.3cm" draw:marker-start-center="false" draw:marker-end="" draw:marker-end-width="0.3cm" draw:marker-end-center="false" draw:fill="solid" draw:fill-color="#e6e6ff" draw:fill-gradient-name="Gradient_20_7" draw:fill-hatch-name="Hatch_20_1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standard" style:list-style-name="L1">
      <style:graphic-properties draw:stroke="solid" draw:stroke-dash="Fine_20_Dashed_20_3" svg:stroke-width="0cm" svg:stroke-color="#000000" draw:marker-start="" draw:marker-start-width="0.3cm" draw:marker-start-center="false" draw:marker-end="" draw:marker-end-width="0.3cm" draw:marker-end-center="false" draw:fill="solid" draw:fill-color="#e6e6ff" draw:fill-gradient-name="Gradient_20_7" draw:fill-hatch-name="Hatch_20_1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 style:list-style-name="L1">
      <style:graphic-properties draw:stroke="solid" draw:stroke-dash="Fine_20_Dashed_20_3" svg:stroke-width="0cm" svg:stroke-color="#000000" draw:marker-start="" draw:marker-start-width="0.3cm" draw:marker-start-center="false" draw:marker-end="" draw:marker-end-width="0.3cm" draw:marker-end-center="false" draw:fill="solid" draw:fill-color="#e6e6ff" draw:fill-gradient-name="Gradient_20_7" draw:fill-hatch-name="Hatch_20_1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standard" style:list-style-name="L1">
      <style:graphic-properties draw:stroke="solid" draw:stroke-dash="Fine_20_Dashed_20_3" svg:stroke-width="0cm" svg:stroke-color="#000000" draw:marker-start="" draw:marker-start-width="0.3cm" draw:marker-start-center="false" draw:marker-end="" draw:marker-end-width="0.3cm" draw:marker-end-center="false" draw:fill="solid" draw:fill-color="#e6e6ff" draw:fill-gradient-name="Gradient_20_7" draw:fill-hatch-name="Hatch_20_1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" style:family="graphic" style:parent-style-name="standard" style:list-style-name="L1">
      <style:graphic-properties draw:stroke="solid" draw:stroke-dash="Fine_20_Dashed_20_3" svg:stroke-width="0cm" svg:stroke-color="#000000" draw:marker-start="" draw:marker-start-width="0.3cm" draw:marker-start-center="false" draw:marker-end="" draw:marker-end-width="0.3cm" draw:marker-end-center="false" draw:fill="solid" draw:fill-color="#e6e6ff" draw:fill-gradient-name="Gradient_20_7" draw:fill-hatch-name="Hatch_20_1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8" style:family="graphic" style:parent-style-name="standard" style:list-style-name="L1">
      <style:graphic-properties draw:stroke="solid" draw:stroke-dash="Fine_20_Dashed_20_3" svg:stroke-width="0cm" svg:stroke-color="#000000" draw:marker-start="" draw:marker-start-width="0.3cm" draw:marker-start-center="false" draw:marker-end="" draw:marker-end-width="0.3cm" draw:marker-end-center="false" draw:fill="solid" draw:fill-color="#e6e6ff" draw:fill-gradient-name="Gradient_20_7" draw:fill-hatch-name="Hatch_20_1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" style:family="graphic" style:parent-style-name="standard" style:list-style-name="L1">
      <style:graphic-properties draw:stroke="solid" draw:stroke-dash="Fine_20_Dashed_20_3" svg:stroke-width="0cm" svg:stroke-color="#000000" draw:marker-start="" draw:marker-start-width="0.3cm" draw:marker-start-center="false" draw:marker-end="" draw:marker-end-width="0.3cm" draw:marker-end-center="false" draw:fill="solid" draw:fill-color="#e6e6ff" draw:fill-gradient-name="Gradient_20_7" draw:fill-hatch-name="Hatch_20_1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0" style:family="graphic" style:parent-style-name="standard" style:list-style-name="L1">
      <style:graphic-properties draw:stroke="solid" draw:stroke-dash="Fine_20_Dashed_20_3" svg:stroke-width="0cm" svg:stroke-color="#000000" draw:marker-start="" draw:marker-start-width="0.3cm" draw:marker-start-center="false" draw:marker-end="" draw:marker-end-width="0.3cm" draw:marker-end-center="false" draw:fill="solid" draw:fill-color="#e6e6ff" draw:fill-gradient-name="Gradient_20_7" draw:fill-hatch-name="Hatch_20_1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" style:family="graphic" style:parent-style-name="standard">
      <style:graphic-properties draw:fill="solid" draw:fill-color="#ffff99" draw:fill-gradient-name="Gradient_20_1" draw:textarea-horizontal-align="justify" draw:textarea-vertical-align="middle" draw:auto-grow-height="false" fo:min-height="0cm" fo:min-width="0cm" fo:wrap-option="no-wrap"/>
    </style:style>
    <style:style style:name="gr22" style:family="graphic" style:parent-style-name="standard">
      <style:graphic-properties draw:stroke="dash" draw:stroke-dash="Fine_20_Dashed_20__28_var_29_" draw:fill="solid" draw:fill-color="#99ccff" draw:fill-gradient-name="Gradient_20_1" draw:opacity="50%" draw:textarea-horizontal-align="justify" draw:textarea-vertical-align="middle" draw:auto-grow-height="false" draw:shadow-opacity="50%"/>
    </style:style>
    <style:style style:name="gr23" style:family="graphic" style:parent-style-name="standard">
      <style:graphic-properties draw:stroke="none" svg:stroke-color="#000000" draw:fill="none" draw:fill-color="#ffffff" draw:fill-gradient-name="Gradient_20_1" draw:opacity="50%" draw:textarea-horizontal-align="left" draw:auto-grow-height="true" draw:auto-grow-width="true" fo:min-height="0.917cm" fo:min-width="2.179cm" draw:shadow-opacity="50%"/>
    </style:style>
    <style:style style:name="gr2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e6e6ff" draw:textarea-horizontal-align="center" draw:textarea-vertical-align="middle" fo:padding-top="0.125cm" fo:padding-bottom="0.125cm" fo:padding-left="0.25cm" fo:padding-right="0.25cm" draw:shadow="hidden" draw:shadow-offset-x="0.152cm" draw:shadow-offset-y="0.152cm" draw:shadow-color="#808080"/>
    </style:style>
    <style:style style:name="gr2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e6e6ff" draw:textarea-horizontal-align="center" draw:textarea-vertical-align="middle" fo:padding-top="0.125cm" fo:padding-bottom="0.125cm" fo:padding-left="0.25cm" fo:padding-right="0.25cm" draw:shadow="hidden" draw:shadow-offset-x="0.152cm" draw:shadow-offset-y="0.152cm" draw:shadow-color="#808080"/>
    </style:style>
    <style:style style:name="gr2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e6e6ff" draw:textarea-horizontal-align="center" draw:textarea-vertical-align="middle" fo:padding-top="0.125cm" fo:padding-bottom="0.125cm" fo:padding-left="0.25cm" fo:padding-right="0.25cm" draw:shadow="hidden" draw:shadow-offset-x="0.152cm" draw:shadow-offset-y="0.152cm" draw:shadow-color="#808080"/>
    </style:style>
    <style:style style:name="gr2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e6e6ff" draw:textarea-horizontal-align="center" draw:textarea-vertical-align="middle" fo:padding-top="0.125cm" fo:padding-bottom="0.125cm" fo:padding-left="0.25cm" fo:padding-right="0.25cm" draw:shadow="hidden" draw:shadow-offset-x="0.152cm" draw:shadow-offset-y="0.152cm" draw:shadow-color="#808080"/>
    </style:style>
    <style:style style:name="gr28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e6e6ff" draw:textarea-horizontal-align="center" draw:textarea-vertical-align="middle" fo:padding-top="0.125cm" fo:padding-bottom="0.125cm" fo:padding-left="0.25cm" fo:padding-right="0.25cm" draw:shadow="hidden" draw:shadow-offset-x="0.152cm" draw:shadow-offset-y="0.152cm" draw:shadow-color="#808080"/>
    </style:style>
    <style:style style:name="gr29" style:family="graphic" style:parent-style-name="standard">
      <style:graphic-properties draw:stroke="none" svg:stroke-color="#000000" draw:fill="none" draw:fill-color="#ffcc99" draw:fill-gradient-name="Gradient_20_1" fo:min-height="0.664cm"/>
    </style:style>
    <style:style style:name="gr30" style:family="graphic" style:parent-style-name="standard">
      <style:graphic-properties draw:stroke="solid" draw:stroke-dash="Fine_20_Dashed_20__28_var_29_" draw:marker-start="Rounded_20_short_20_Arrow" draw:marker-end="Arrow" draw:marker-end-width="0.3cm" draw:textarea-horizontal-align="center" draw:textarea-vertical-align="middle"/>
    </style:style>
    <style:style style:name="gr31" style:family="graphic" style:parent-style-name="standard">
      <style:graphic-properties draw:stroke="solid" draw:stroke-dash="Fine_20_Dashed_20__28_var_29_" draw:marker-start="Rounded_20_short_20_Arrow" draw:marker-end="Arrow" draw:marker-end-width="0.3cm" draw:fill="gradient" draw:fill-gradient-name="Gradient_20_1" draw:textarea-horizontal-align="center" draw:textarea-vertical-align="middle"/>
    </style:style>
    <style:style style:name="gr32" style:family="graphic" style:parent-style-name="standard">
      <style:graphic-properties draw:fill="solid" draw:fill-color="#ffff99" draw:textarea-horizontal-align="justify" draw:textarea-vertical-align="middle" draw:auto-grow-height="false" fo:min-height="0cm" fo:min-width="0cm" fo:wrap-option="no-wrap"/>
    </style:style>
    <style:style style:name="gr33" style:family="graphic" style:parent-style-name="standard">
      <style:graphic-properties draw:fill="none" draw:textarea-horizontal-align="center" draw:textarea-vertical-align="middle"/>
    </style:style>
    <style:style style:name="gr34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4pt" fo:font-style="italic" style:font-size-asian="14pt" style:font-style-asian="italic" style:font-size-complex="14pt" style:font-style-complex="italic"/>
    </style:style>
    <style:style style:name="P3" style:family="paragraph">
      <style:text-properties style:use-window-font-color="true" fo:font-size="14pt" fo:font-style="italic" style:font-size-asian="14pt" style:font-style-asian="italic" style:font-size-complex="14pt" style:font-style-complex="italic"/>
    </style:style>
    <style:style style:name="P4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letter-kerning="true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text:enable-numbering="false" fo:margin-left="0cm" fo:margin-right="0cm" fo:margin-top="0cm" fo:margin-bottom="0cm" fo:line-height="100%" fo:text-align="center" fo:text-indent="0cm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text-properties fo:color="#808080" fo:font-size="14pt" fo:font-style="italic" style:font-size-asian="14pt" style:font-style-asian="italic" style:font-size-complex="14pt" style:font-style-complex="italic"/>
    </style:style>
    <style:style style:name="P8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letter-kerning="true" style:font-family-asian="MingLiU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text-align="center"/>
      <style:text-properties fo:color="#808080"/>
    </style:style>
    <style:style style:name="P10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4pt" fo:font-style="italic" style:font-size-asian="14pt" style:font-style-asian="italic" style:font-size-complex="14pt" style:font-style-complex="italic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style:text-outline="false" style:text-line-through-style="none" fo:font-family="Arial" style:font-family-generic="swiss" style:font-pitch="variable" fo:font-size="18pt" fo:font-style="normal" fo:text-shadow="none" style:text-underline-style="none" fo:font-weight="bold" style:letter-kerning="true" style:font-family-asian="'Lucida Sans Unicode'" style:font-pitch-asian="variable" style:font-size-asian="18pt" style:font-style-asian="normal" style:font-weight-asian="bold" style:font-family-complex="Tahoma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letter-kerning="true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color="#808080"/>
    </style:style>
    <style:style style:name="T8" style:family="text">
      <style:text-properties fo:color="#808080" fo:font-size="14pt" fo:font-style="italic" style:font-size-asian="14pt" style:font-style-asian="italic" style:font-size-complex="14pt" style:font-style-complex="italic"/>
    </style:style>
    <style:style style:name="T9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462cm" svg:y1="1.13cm" svg:x2="9.462cm" svg:y2="20.561cm">
          <text:p/>
        </draw:line>
        <draw:g draw:id="id12">
          <draw:custom-shape draw:style-name="gr2" draw:text-style-name="P1" draw:layer="layout" svg:width="6.35cm" svg:height="3.81cm" svg:x="6.261cm" svg:y="10.906cm">
            <text:p text:style-name="P1">Task Manager</text:p>
            <text:p text:style-name="P1"/>
            <text:p text:style-name="P1"/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2" draw:id="id15" draw:layer="layout" svg:width="4.445cm" svg:height="2.159cm" svg:x="6.896cm" svg:y="12.176cm">
            <draw:text-box>
              <text:p><text:span text:style-name="T1">TaskAdd()</text:span></text:p>
              <text:p><text:span text:style-name="T1">TaskGet()</text:span></text:p>
              <text:p><text:span text:style-name="T1">TaskList()</text:span></text:p>
            </draw:text-box>
            <draw:glue-point draw:id="4" svg:x="-4.998cm" svg:y="-3.674cm"/>
            <draw:glue-point draw:id="5" svg:x="-4.998cm" svg:y="-3.674cm"/>
            <draw:glue-point draw:id="6" svg:x="2.715cm" svg:y="3.739cm" draw:escape-direction="right"/>
            <draw:glue-point draw:id="7" svg:x="1.001cm" svg:y="1.472cm" draw:escape-direction="right"/>
            <draw:glue-point draw:id="8" svg:x="1.001cm" svg:y="-0.886cm" draw:escape-direction="right"/>
          </draw:frame>
        </draw:g>
        <draw:g>
          <draw:custom-shape draw:style-name="gr2" draw:text-style-name="P1" draw:layer="layout" svg:width="6.477cm" svg:height="3.175cm" svg:x="9.655cm" svg:y="1.032cm">
            <text:p text:style-name="P1">Daemon</text:p>
            <text:p text:style-name="P1"/>
            <text:p text:style-name="P1"/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id="id9" draw:layer="layout" svg:width="1.295cm" svg:height="1.27cm" svg:x="12.246cm" svg:y="2.429cm">
            <text:p/>
            <draw:enhanced-geometry svg:viewBox="0 0 21600 21600" draw:text-areas="0 0 21600 21600" draw:type="circular-arrow" draw:modifiers="-23.1068623078298 -57.334327504349 8832.0117685379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connector draw:style-name="gr5" draw:text-style-name="P1" draw:layer="layout" draw:type="line" svg:x1="23.685cm" svg:y1="13.954cm" svg:x2="11.668cm" svg:y2="18.304cm" draw:start-shape="id1" draw:start-glue-point="2" draw:end-shape="id2" draw:end-glue-point="0" svg:d="m23685 13954-12017 4350">
          <text:p/>
        </draw:connector>
        <draw:connector draw:style-name="gr6" draw:text-style-name="P1" draw:layer="layout" draw:type="line" svg:x1="23.685cm" svg:y1="13.954cm" svg:x2="21.955cm" svg:y2="18.304cm" draw:start-shape="id1" draw:start-glue-point="2" draw:end-shape="id3" draw:end-glue-point="0" svg:d="m23685 13954-1730 4350">
          <text:p/>
        </draw:connector>
        <draw:connector draw:style-name="gr6" draw:text-style-name="P1" draw:layer="layout" draw:type="line" svg:x1="23.685cm" svg:y1="13.954cm" svg:x2="18.526cm" svg:y2="18.304cm" draw:start-shape="id1" draw:start-glue-point="2" draw:end-shape="id4" draw:end-glue-point="0" svg:d="m23685 13954-5159 4350">
          <text:p/>
        </draw:connector>
        <draw:connector draw:style-name="gr6" draw:text-style-name="P1" draw:layer="layout" draw:type="line" svg:x1="23.685cm" svg:y1="13.954cm" svg:x2="25.416cm" svg:y2="18.304cm" draw:start-shape="id1" draw:start-glue-point="2" draw:end-shape="id5" draw:end-glue-point="0" svg:d="m23685 13954 1731 4350">
          <text:p/>
        </draw:connector>
        <draw:custom-shape draw:style-name="gr2" draw:text-style-name="P1" draw:id="id16" draw:layer="layout" svg:width="6.477cm" svg:height="3.429cm" svg:x="13.095cm" svg:y="6.018cm">
          <text:p text:style-name="P1">Scheduler</text:p>
          <text:p text:style-name="P1"/>
          <text:p text:style-name="P1"/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2" draw:id="id6" draw:layer="layout" svg:width="1.943cm" svg:height="0.914cm" svg:x="13.89cm" svg:y="7.217cm">
          <draw:text-box>
            <text:p><text:span text:style-name="T1">Run()</text:span></text:p>
          </draw:text-box>
          <draw:glue-point draw:id="4" svg:x="-0.997cm" svg:y="5cm"/>
          <draw:glue-point draw:id="5" svg:x="-2.997cm" svg:y="-5.01cm"/>
        </draw:frame>
        <draw:g draw:id="id1">
          <draw:g>
            <draw:custom-shape draw:style-name="gr8" draw:text-style-name="P1" draw:layer="layout" svg:width="6.509cm" svg:height="3.429cm" svg:x="20.431cm" svg:y="10.525cm">
              <text:p text:style-name="P1"><text:span text:style-name="T2">Task Handler</text:span></text:p>
              <text:p text:style-name="P1"><text:span text:style-name="T2"/></text:p>
              <text:p text:style-name="P1"><text:span text:style-name="T2"/></text:p>
              <text:p text:style-name="P1"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9" draw:text-style-name="P3" draw:layer="layout" svg:width="2.679cm" svg:height="1.166cm" svg:x="21.088cm" svg:y="11.6cm">
            <draw:text-box>
              <text:p><text:span text:style-name="T3">Run()</text:span></text:p>
            </draw:text-box>
          </draw:frame>
        </draw:g>
        <draw:connector draw:style-name="gr6" draw:text-style-name="P1" draw:layer="layout" draw:type="curve" svg:x1="14.861cm" svg:y1="7.217cm" svg:x2="20.431cm" svg:y2="2.714cm" draw:start-shape="id6" draw:start-glue-point="0" draw:end-shape="id7" draw:end-glue-point="3" svg:d="m14861 7217c0-3002 1856-4503 5570-4503">
          <text:p/>
        </draw:connector>
        <draw:connector draw:style-name="gr6" draw:text-style-name="P1" draw:layer="layout" draw:type="line" svg:x1="15.833cm" svg:y1="7.674cm" svg:x2="20.431cm" svg:y2="7.667cm" draw:start-shape="id6" draw:end-shape="id8" draw:end-glue-point="3" svg:d="m15833 7674 4598-7">
          <text:p/>
        </draw:connector>
        <draw:connector draw:style-name="gr10" draw:text-style-name="P1" draw:layer="layout" draw:type="curve" draw:line-skew="-0.66cm -0.051cm" svg:x1="12.246cm" svg:y1="3.064cm" svg:x2="13.89cm" svg:y2="7.674cm" draw:start-shape="id9" draw:start-glue-point="3" draw:end-shape="id6" draw:end-glue-point="3" svg:d="m12246 3064c-1743 0-2565 4610 1644 4610">
          <text:p/>
        </draw:connector>
        <draw:g draw:id="id11">
          <draw:custom-shape draw:style-name="gr2" draw:text-style-name="P1" draw:layer="layout" svg:width="6.096cm" svg:height="3.429cm" svg:x="2.265cm" svg:y="5.993cm">
            <text:p text:style-name="P1">Scheduler</text:p>
            <text:p text:style-name="P1"/>
            <text:p text:style-name="P1"/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2" draw:layer="layout" svg:width="4.355cm" svg:height="0.988cm" svg:x="2.7cm" svg:y="7.227cm">
            <draw:text-box>
              <text:p><text:span text:style-name="T1">TaskRegister()</text:span></text:p>
            </draw:text-box>
            <draw:glue-point draw:id="4" svg:x="-0.997cm" svg:y="5cm"/>
            <draw:glue-point draw:id="5" svg:x="-5cm" svg:y="-5cm"/>
            <draw:glue-point draw:id="6" svg:x="-5cm" svg:y="3.336cm"/>
            <draw:glue-point draw:id="7" svg:x="-5cm" svg:y="-5cm" draw:escape-direction="left"/>
          </draw:frame>
        </draw:g>
        <draw:g draw:id="id10">
          <draw:glue-point draw:id="4" svg:x="-4.066cm" svg:y="-3.592cm"/>
          <draw:glue-point draw:id="5" svg:x="-1.641cm" svg:y="-5cm"/>
          <draw:glue-point draw:id="6" svg:x="1.344cm" svg:y="-5.013cm"/>
          <draw:glue-point draw:id="7" svg:x="4.104cm" svg:y="-3.592cm"/>
          <draw:glue-point draw:id="8" svg:x="5cm" svg:y="0.313cm"/>
          <draw:glue-point draw:id="9" svg:x="3.805cm" svg:y="3.984cm"/>
          <draw:glue-point draw:id="10" svg:x="2.574cm" svg:y="4.489cm"/>
          <draw:glue-point draw:id="11" svg:x="-0.075cm" svg:y="5.013cm"/>
          <draw:glue-point draw:id="12" svg:x="-2.686cm" svg:y="4.476cm"/>
          <draw:glue-point draw:id="13" svg:x="-3.954cm" svg:y="3.671cm"/>
          <draw:glue-point draw:id="14" svg:x="-5cm" svg:y="0.469cm"/>
          <draw:ellipse draw:style-name="gr12" draw:text-style-name="P4" draw:layer="layout" svg:width="1.413cm" svg:height="0.429cm" svg:x="2.64cm" svg:y="1cm" draw:kind="arc" draw:start-angle="26.19" draw:end-angle="188.5">
            <text:p/>
          </draw:ellipse>
          <draw:ellipse draw:style-name="gr13" draw:text-style-name="P4" draw:layer="layout" svg:width="1.413cm" svg:height="0.429cm" svg:x="3.904cm" svg:y="1cm" draw:kind="arc" draw:start-angle="351.5" draw:end-angle="153.82">
            <text:p/>
          </draw:ellipse>
          <draw:g>
            <draw:ellipse draw:style-name="gr14" draw:text-style-name="P4" draw:layer="layout" svg:width="1.121cm" svg:height="0.659cm" svg:x="1.381cm" svg:y="1.734cm" draw:kind="arc" draw:start-angle="93.75" draw:end-angle="264.35">
              <text:p/>
            </draw:ellipse>
            <draw:ellipse draw:style-name="gr15" draw:text-style-name="P4" draw:layer="layout" svg:width="1.136cm" svg:height="0.642cm" svg:x="1.711cm" svg:y="1.169cm" draw:kind="arc" draw:start-angle="50.73" draw:end-angle="229.86">
              <text:p/>
            </draw:ellipse>
          </draw:g>
          <draw:g>
            <draw:ellipse draw:style-name="gr16" draw:text-style-name="P4" draw:layer="layout" svg:width="1.121cm" svg:height="0.658cm" svg:x="5.448cm" svg:y="1.737cm" draw:kind="arc" draw:start-angle="275.66" draw:end-angle="86.26">
              <text:p/>
            </draw:ellipse>
            <draw:ellipse draw:style-name="gr17" draw:text-style-name="P4" draw:layer="layout" svg:width="1.136cm" svg:height="0.643cm" svg:x="5.103cm" svg:y="1.171cm" draw:kind="arc" draw:start-angle="310.13" draw:end-angle="129.28">
              <text:p/>
            </draw:ellipse>
          </draw:g>
          <draw:ellipse draw:style-name="gr18" draw:text-style-name="P4" draw:layer="layout" svg:width="1.548cm" svg:height="0.643cm" svg:x="1.796cm" svg:y="2.214cm" draw:kind="arc" draw:start-angle="153.66" draw:end-angle="352.36">
            <text:p/>
          </draw:ellipse>
          <draw:ellipse draw:style-name="gr19" draw:text-style-name="P4" draw:layer="layout" svg:width="1.665cm" svg:height="0.643cm" svg:x="4.49cm" svg:y="2.217cm" draw:kind="arc" draw:start-angle="187.64" draw:end-angle="26.3">
            <text:p text:style-name="P5"><text:span text:style-name="T4">OTRS</text:span><text:span text:style-name="T5"> <text:s text:c="12"/></text:span></text:p>
            <text:p text:style-name="P5"><text:span text:style-name="T5"/></text:p>
            <text:p text:style-name="P5"><text:span text:style-name="T5"/></text:p>
          </draw:ellipse>
          <draw:ellipse draw:style-name="gr20" draw:text-style-name="P4" draw:layer="layout" svg:width="1.162cm" svg:height="0.729cm" svg:x="3.336cm" svg:y="2.231cm" draw:kind="arc" draw:start-angle="176.8" draw:end-angle="3.36">
            <text:p/>
          </draw:ellipse>
        </draw:g>
        <draw:connector draw:style-name="gr10" draw:text-style-name="P1" draw:layer="layout" draw:type="curve" draw:line-skew="-1.499cm -0.102cm" svg:x1="3.937cm" svg:y1="2.96cm" svg:x2="2.265cm" svg:y2="7.707cm" draw:start-shape="id10" draw:start-glue-point="11" draw:end-shape="id11" draw:end-glue-point="3" svg:d="m3937 2960c0 25-1138 21-1782 1201s-794 3546 110 3546">
          <text:p/>
        </draw:connector>
        <draw:connector draw:style-name="gr10" draw:text-style-name="P1" draw:layer="layout" draw:type="curve" svg:x1="2.265cm" svg:y1="7.707cm" svg:x2="6.261cm" svg:y2="12.811cm" draw:start-shape="id11" draw:start-glue-point="3" draw:end-shape="id12" svg:d="m2265 7707c-751 0-2749 5104 3996 5104">
          <text:p/>
        </draw:connector>
        <draw:custom-shape draw:style-name="gr21" draw:text-style-name="P6" draw:layer="layout" svg:width="3.429cm" svg:height="0.762cm" svg:x="7.858cm" svg:y="6.715cm">
          <text:p text:style-name="P1"><text:span text:style-name="T6">Serialize</text:span></text:p>
          <draw:enhanced-geometry svg:viewBox="0 0 21600 21600" draw:text-areas="800 800 20800 20800" draw:type="round-rectangular-callout" draw:modifiers="-6196.61807580175 23893.05373525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draw:id="id7">
          <draw:g>
            <draw:custom-shape draw:style-name="gr22" draw:text-style-name="P1" draw:layer="layout" svg:width="6.509cm" svg:height="3.429cm" svg:x="20.431cm" svg:y="1cm">
              <text:p text:style-name="P1"><text:span text:style-name="T7">Task Handler</text:span></text:p>
              <text:p text:style-name="P1"><text:span text:style-name="T7"/></text:p>
              <text:p text:style-name="P1"><text:span text:style-name="T7"/></text:p>
              <text:p text:style-name="P1"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23" draw:text-style-name="P7" draw:layer="layout" svg:width="2.679cm" svg:height="1.167cm" svg:x="21.086cm" svg:y="2.134cm">
            <draw:text-box>
              <text:p><text:span text:style-name="T8">Run()</text:span></text:p>
            </draw:text-box>
          </draw:frame>
        </draw:g>
        <draw:g draw:id="id8">
          <draw:custom-shape draw:style-name="gr22" draw:text-style-name="P1" draw:layer="layout" svg:width="6.477cm" svg:height="3.429cm" svg:x="20.431cm" svg:y="5.953cm">
            <text:p text:style-name="P1"><text:span text:style-name="T7">Task Handler</text:span></text:p>
            <text:p text:style-name="P1"><text:span text:style-name="T7"/></text:p>
            <text:p text:style-name="P1"><text:span text:style-name="T7"/></text:p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6" draw:text-style-name="P1" draw:layer="layout" draw:type="curve" svg:x1="14.861cm" svg:y1="8.131cm" svg:x2="20.431cm" svg:y2="12.239cm" draw:start-shape="id6" draw:start-glue-point="2" draw:end-shape="id1" draw:end-glue-point="3" svg:d="m14861 8131c0 2739 1856 4108 5570 4108">
          <text:p/>
        </draw:connector>
        <draw:custom-shape draw:style-name="gr21" draw:text-style-name="P6" draw:layer="layout" svg:width="3.429cm" svg:height="0.762cm" svg:x="17.926cm" svg:y="12.965cm">
          <text:p text:style-name="P1"><text:span text:style-name="T6">Deserialize</text:span></text:p>
          <draw:enhanced-geometry svg:viewBox="0 0 21600 21600" draw:text-areas="800 800 20800 20800" draw:type="round-rectangular-callout" draw:modifiers="19817.8425655977 -15513.4993446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6" draw:text-style-name="P1" draw:layer="layout" draw:type="line" svg:x1="23.685cm" svg:y1="13.954cm" svg:x2="15.097cm" svg:y2="18.304cm" draw:start-shape="id1" draw:start-glue-point="2" draw:end-shape="id13" draw:end-glue-point="0" svg:d="m23685 13954-8588 4350">
          <text:p/>
        </draw:connector>
        <draw:g draw:id="id14">
          <draw:path draw:style-name="gr24" draw:text-style-name="P8" draw:layer="layout" svg:width="1.142cm" svg:height="1.779cm" svg:x="8.901cm" svg:y="15.983cm" svg:viewBox="0 0 1143 1780" svg:d="m0 0c572 276 1143 0 1143 0v1658c0 0-571 275-1143 0z">
            <text:p/>
          </draw:path>
          <draw:path draw:style-name="gr25" draw:text-style-name="P8" draw:layer="layout" svg:width="1.142cm" svg:height="0.122cm" svg:x="8.901cm" svg:y="15.859cm" svg:viewBox="0 0 1143 123" svg:d="m0 123c572-276 1143 0 1143 0">
            <text:p/>
          </draw:path>
          <draw:path draw:style-name="gr26" draw:text-style-name="P8" draw:layer="layout" svg:width="-1.142cm" svg:height="-0.122cm" svg:x="10.044cm" svg:y="16.375cm" svg:viewBox="0 0 -1143 -123" svg:d="m1143-32627c-572-277-1143 0-1143 0">
            <text:p/>
          </draw:path>
          <draw:path draw:style-name="gr27" draw:text-style-name="P8" draw:layer="layout" svg:width="-1.142cm" svg:height="-0.122cm" svg:x="10.044cm" svg:y="16.91cm" svg:viewBox="0 0 -1143 -123" svg:d="m1143-33697c-572-276-1143 0-1143 0">
            <text:p/>
          </draw:path>
          <draw:path draw:style-name="gr28" draw:text-style-name="P8" draw:layer="layout" svg:width="-1.142cm" svg:height="-0.121cm" svg:x="10.044cm" svg:y="16.652cm" svg:viewBox="0 0 -1143 -122" svg:d="m1143-33182c-572-275-1143 0-1143 0">
            <text:p/>
          </draw:path>
        </draw:g>
        <draw:g>
          <draw:g draw:id="id2">
            <draw:custom-shape draw:style-name="gr2" draw:text-style-name="P1" draw:layer="layout" svg:width="3.048cm" svg:height="2.286cm" svg:x="10.144cm" svg:y="18.304cm">
              <text:p text:style-name="P1">GI</text:p>
              <text:p text:style-name="P1"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29" draw:text-style-name="P2" draw:layer="layout" svg:width="1.943cm" svg:height="0.914cm" svg:x="10.39cm" svg:y="19.582cm">
            <draw:text-box>
              <text:p><text:span text:style-name="T1">Run()</text:span></text:p>
            </draw:text-box>
            <draw:glue-point draw:id="4" svg:x="-0.997cm" svg:y="5cm"/>
            <draw:glue-point draw:id="5" svg:x="-2.997cm" svg:y="-5.01cm"/>
          </draw:frame>
        </draw:g>
        <draw:g>
          <draw:g draw:id="id13">
            <draw:custom-shape draw:style-name="gr22" draw:text-style-name="P9" draw:layer="layout" svg:width="3.048cm" svg:height="2.286cm" svg:x="13.573cm" svg:y="18.304cm">
              <text:p text:style-name="P1"><text:span text:style-name="T7">Cache</text:span></text:p>
              <text:p text:style-name="P1"><text:span text:style-name="T7"/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29" draw:text-style-name="P7" draw:layer="layout" svg:width="1.943cm" svg:height="0.914cm" svg:x="13.916cm" svg:y="19.517cm">
            <draw:text-box>
              <text:p><text:span text:style-name="T8">Run()</text:span></text:p>
            </draw:text-box>
            <draw:glue-point draw:id="4" svg:x="-0.997cm" svg:y="5cm"/>
            <draw:glue-point draw:id="5" svg:x="-2.997cm" svg:y="-5.01cm"/>
          </draw:frame>
        </draw:g>
        <draw:g>
          <draw:g draw:id="id4">
            <draw:custom-shape draw:style-name="gr22" draw:text-style-name="P9" draw:layer="layout" svg:width="3.048cm" svg:height="2.286cm" svg:x="17.002cm" svg:y="18.304cm">
              <text:p text:style-name="P1"><text:span text:style-name="T7">Ticket</text:span></text:p>
              <text:p text:style-name="P1"><text:span text:style-name="T7"/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29" draw:text-style-name="P7" draw:layer="layout" svg:width="1.943cm" svg:height="0.914cm" svg:x="17.345cm" svg:y="19.517cm">
            <draw:text-box>
              <text:p><text:span text:style-name="T8">Run()</text:span></text:p>
            </draw:text-box>
            <draw:glue-point draw:id="4" svg:x="-0.997cm" svg:y="5cm"/>
            <draw:glue-point draw:id="5" svg:x="-2.997cm" svg:y="-5.01cm"/>
          </draw:frame>
        </draw:g>
        <draw:g>
          <draw:g draw:id="id3">
            <draw:custom-shape draw:style-name="gr22" draw:text-style-name="P9" draw:layer="layout" svg:width="3.048cm" svg:height="2.286cm" svg:x="20.431cm" svg:y="18.304cm">
              <text:p text:style-name="P1"><text:span text:style-name="T7">GA</text:span></text:p>
              <text:p text:style-name="P1"><text:span text:style-name="T7"/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29" draw:text-style-name="P7" draw:layer="layout" svg:width="1.943cm" svg:height="0.914cm" svg:x="20.774cm" svg:y="19.517cm">
            <draw:text-box>
              <text:p><text:span text:style-name="T8">Run()</text:span></text:p>
            </draw:text-box>
            <draw:glue-point draw:id="4" svg:x="-0.997cm" svg:y="5cm"/>
            <draw:glue-point draw:id="5" svg:x="-2.997cm" svg:y="-5.01cm"/>
          </draw:frame>
        </draw:g>
        <draw:g>
          <draw:g draw:id="id5">
            <draw:custom-shape draw:style-name="gr22" draw:text-style-name="P9" draw:layer="layout" svg:width="3.048cm" svg:height="2.286cm" svg:x="23.892cm" svg:y="18.304cm">
              <text:p text:style-name="P1"><text:span text:style-name="T7">...</text:span></text:p>
              <text:p text:style-name="P1"><text:span text:style-name="T7"/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29" draw:text-style-name="P7" draw:layer="layout" svg:width="1.943cm" svg:height="0.914cm" svg:x="24.103cm" svg:y="19.521cm">
            <draw:text-box>
              <text:p><text:span text:style-name="T8">Run()</text:span></text:p>
            </draw:text-box>
            <draw:glue-point draw:id="4" svg:x="-0.997cm" svg:y="5cm"/>
            <draw:glue-point draw:id="5" svg:x="-2.997cm" svg:y="-5.01cm"/>
          </draw:frame>
        </draw:g>
        <draw:connector draw:style-name="gr30" draw:text-style-name="P1" draw:layer="layout" draw:type="line" svg:x1="9.436cm" svg:y1="14.716cm" svg:x2="9.472cm" svg:y2="15.859cm" draw:start-shape="id12" draw:start-glue-point="2" draw:end-shape="id14" draw:end-glue-point="0" svg:d="m9436 14716 36 1143">
          <text:p/>
        </draw:connector>
        <draw:frame draw:style-name="gr7" draw:text-style-name="P2" draw:layer="layout" svg:width="1.943cm" svg:height="0.914cm" svg:x="20.912cm" svg:y="7.177cm">
          <draw:text-box>
            <text:p><text:span text:style-name="T1">Run()</text:span></text:p>
          </draw:text-box>
          <draw:glue-point draw:id="4" svg:x="-0.997cm" svg:y="5cm"/>
          <draw:glue-point draw:id="5" svg:x="-2.997cm" svg:y="-5.01cm"/>
        </draw:frame>
        <draw:connector draw:style-name="gr31" draw:text-style-name="P1" draw:layer="layout" draw:type="curve" svg:x1="9.562cm" svg:y1="13.064cm" svg:x2="16.333cm" svg:y2="9.447cm" draw:start-shape="id15" draw:start-glue-point="8" draw:end-shape="id16" draw:end-glue-point="2" svg:d="m9562 13064c4514 0 6771-1205 6771-3617">
          <text:p/>
        </draw:connector>
        <draw:connector draw:style-name="gr31" draw:text-style-name="P1" draw:layer="layout" draw:type="curve" svg:x1="9.562cm" svg:y1="13.572cm" svg:x2="16.333cm" svg:y2="9.447cm" draw:start-shape="id15" draw:start-glue-point="7" draw:end-shape="id16" draw:end-glue-point="2" svg:d="m9562 13572c4514 0 6771-1375 6771-4125">
          <text:p/>
        </draw:connector>
        <draw:custom-shape draw:style-name="gr32" draw:text-style-name="P1" draw:layer="layout" svg:width="6.096cm" svg:height="4.511cm" svg:x="1.381cm" svg:y="15.92cm">
          <text:p/>
          <draw:enhanced-geometry svg:viewBox="0 0 21600 21600" draw:text-areas="800 800 20800 20800" draw:type="round-rectangular-callout" draw:modifiers="26414.5645399377 4485.63829787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g>
            <draw:rect draw:style-name="gr33" draw:text-style-name="P10" draw:layer="layout" svg:width="4.953cm" svg:height="0.775cm" svg:x="1.918cm" svg:y="16.176cm">
              <text:p text:style-name="P10"><text:span text:style-name="T9">ID <text:s text:c="3"/>Type <text:s text:c="3"/>Data</text:span></text:p>
            </draw:rect>
            <draw:rect draw:style-name="gr33" draw:text-style-name="P10" draw:layer="layout" svg:width="4.953cm" svg:height="3.099cm" svg:x="1.918cm" svg:y="16.951cm">
              <text:p/>
            </draw:rect>
          </draw:g>
          <draw:g>
            <draw:line draw:style-name="gr34" draw:text-style-name="P1" draw:layer="layout" svg:x1="3.142cm" svg:y1="20.041cm" svg:x2="3.142cm" svg:y2="16.231cm">
              <text:p/>
            </draw:line>
            <draw:line draw:style-name="gr34" draw:text-style-name="P1" draw:layer="layout" svg:x1="4.971cm" svg:y1="20.046cm" svg:x2="4.971cm" svg:y2="16.236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Fine_20_Dashed_20_3" draw:display-name="Fine Dashed 3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initial-creator>Carlos Fernando Rodríguez</meta:initial-creator>
    <meta:creation-date>2011-02-10T04:05:01</meta:creation-date>
    <dc:date>2011-02-11T03:20:23</dc:date>
    <dc:creator>Carlos Fernando Rodríguez</dc:creator>
    <meta:editing-duration>PT06H05M06S</meta:editing-duration>
    <meta:editing-cycles>9</meta:editing-cycles>
    <meta:generator>OpenOffice.org/3.2$Unix OpenOffice.org_project/320m18$Build-9502</meta:generator>
    <meta:document-statistic meta:object-count="85"/>
  </office:meta>
</office:document-meta>
</file>